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0.7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/>
      <style:text-properties fo:color="#c9211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border="0.74pt solid #000000"/>
      <style:text-properties fo:color="#c9211e"/>
    </style:style>
    <style:style style:name="ce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column table:style-name="co1" table:number-columns-repeated="2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2" table:default-cell-style-name="ce7"/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1" table:number-columns-repeated="5" table:default-cell-style-name="ce3"/>
        <table:table-column table:style-name="co1" table:number-columns-repeated="2" table:default-cell-style-name="ce7"/>
        <table:table-column table:style-name="co1" table:number-columns-repeated="16313" table:default-cell-style-name="ce3"/>
        <table:table-row table:style-name="ro1"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u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un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number-columns-repeated="4" table:style-name="ce2" office:value-type="string" calcext:value-type="string">
            <text:p>c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4" office:value-type="string" calcext:value-type="string">
            <text:p>z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number-columns-repeated="4" table:style-name="ce2" office:value-type="string" calcext:value-type="string">
            <text:p>al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4" office:value-type="string" calcext:value-type="string">
            <text:p>z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c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cl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cl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8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n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z</text:p>
          </table:table-cell>
          <table:table-cell table:number-columns-repeated="4" office:value-type="string" calcext:value-type="string">
            <text:p>al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n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z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3"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4" office:value-type="string" calcext:value-type="string">
            <text:p>sab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4" office:value-type="string" calcext:value-type="string">
            <text:p>sab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4" office:value-type="string" calcext:value-type="string">
            <text:p>sab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4" office:value-type="string" calcext:value-type="string">
            <text:p>sab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4" office:value-type="string" calcext:value-type="string">
            <text:p>sab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hn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z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table:style-name="ce5" office:value-type="string" calcext:value-type="string">
            <text:p>z</text:p>
          </table:table-cell>
          <table:table-cell table:number-columns-repeated="16313"/>
        </table:table-row>
        <table:table-row table:style-name="ro1">
          <table:table-cell table:number-columns-repeated="13"/>
          <table:table-cell table:style-name="ce5" table:number-columns-repeated="2"/>
          <table:table-cell table:number-columns-repeated="5"/>
          <table:table-cell table:style-name="ce5" table:number-columns-repeated="2"/>
          <table:table-cell table:number-columns-repeated="5"/>
          <table:table-cell table:style-name="ce5" table:number-columns-repeated="2"/>
          <table:table-cell table:number-columns-repeated="5"/>
          <table:table-cell table:style-name="ce5" table:number-columns-repeated="2"/>
          <table:table-cell table:number-columns-repeated="5"/>
          <table:table-cell table:style-name="ce5" table:number-columns-repeated="2"/>
          <table:table-cell table:number-columns-repeated="5"/>
          <table:table-cell table:style-name="ce5" table:number-columns-repeated="2"/>
          <table:table-cell table:number-columns-repeated="5"/>
          <table:table-cell table:style-name="ce5" table:number-columns-repeated="2"/>
          <table:table-cell table:number-columns-repeated="5"/>
          <table:table-cell table:style-name="ce5" table:number-columns-repeated="2"/>
          <table:table-cell table:number-columns-repeated="5"/>
          <table:table-cell table:style-name="ce5" table:number-columns-repeated="2"/>
          <table:table-cell table:number-columns-repeated="16313"/>
        </table:table-row>
        <table:table-row table:style-name="ro1">
          <table:table-cell table:number-columns-repeated="2"/>
          <table:table-cell office:value-type="string" calcext:value-type="string">
            <text:p>USING TEXTJOIN AND CONCATENAT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CONCATENATE(&quot;roster_line([&quot;;COM.MICROSOFT.TEXTJOIN(&quot;,&quot;;0;[.A2:.BS2]);&quot;]).&quot;)" office:value-type="string" office:string-value="roster_line([gm,c,p,o,c,z,z,z,c,p,o,c,z,z,z,c,p,o,c,z,z,z,c,p,o,c,z,z,z,c,p,o,c,z,z,z,c,p,o,c,z,z,z,c,p,o,c,z,z,z,c,p,o,c,z,z,z,c,p,o,c,z,z,z,c,p,o,c,z,z,z])." calcext:value-type="string">
            <text:p>roster_line([gm,c,p,o,c,z,z,z,c,p,o,c,z,z,z,c,p,o,c,z,z,z,c,p,o,c,z,z,z,c,p,o,c,z,z,z,c,p,o,c,z,z,z,c,p,o,c,z,z,z,c,p,o,c,z,z,z,c,p,o,c,z,z,z,c,p,o,c,z,z,z]).</text:p>
          </table:table-cell>
          <table:table-cell table:number-columns-repeated="16383"/>
        </table:table-row>
        <table:table-row table:style-name="ro1">
          <table:table-cell table:style-name="Default" table:formula="of:=CONCATENATE(&quot;roster_line([&quot;;COM.MICROSOFT.TEXTJOIN(&quot;,&quot;;0;[.A3:.BS3]);&quot;]).&quot;)" office:value-type="string" office:string-value="roster_line([db,c,c,c,c,z,z,z,c,c,c,o,z,z,z,c,c,c,p,z,z,z,c,c,c,o,z,z,z,c,c,c,p,z,z,z,c,c,c,p,z,z,z,c,c,c,p,z,z,z,al,al,al,al,o,o,o,c,c,c,p,z,z,z,c,c,c,p,z,z,z])." calcext:value-type="string">
            <text:p>roster_line([db,c,c,c,c,z,z,z,c,c,c,o,z,z,z,c,c,c,p,z,z,z,c,c,c,o,z,z,z,c,c,c,p,z,z,z,c,c,c,p,z,z,z,c,c,c,p,z,z,z,al,al,al,al,o,o,o,c,c,c,p,z,z,z,c,c,c,p,z,z,z]).</text:p>
          </table:table-cell>
          <table:table-cell table:number-columns-repeated="16383"/>
        </table:table-row>
        <table:table-row table:style-name="ro1">
          <table:table-cell table:style-name="Default" table:formula="of:=CONCATENATE(&quot;roster_line([&quot;;COM.MICROSOFT.TEXTJOIN(&quot;,&quot;;0;[.A4:.BS4]);&quot;]).&quot;)" office:value-type="string" office:string-value="roster_line([cc,a,p,o,a,z,z,z,a,a,o,a,z,z,z,a,p,o,a,z,z,z,a,p,o,a,z,z,z,a,a,o,a,z,z,z,a,p,o,a,z,z,z,a,p,o,a,z,z,z,a,p,o,cl,cl,o,o,cl,cl,cl,cl,o,o,o,cl,cl,o,o,z,z,z])." calcext:value-type="string">
            <text:p>roster_line([cc,a,p,o,a,z,z,z,a,a,o,a,z,z,z,a,p,o,a,z,z,z,a,p,o,a,z,z,z,a,a,o,a,z,z,z,a,p,o,a,z,z,z,a,p,o,a,z,z,z,a,p,o,cl,cl,o,o,cl,cl,cl,cl,o,o,o,cl,cl,o,o,z,z,z]).</text:p>
          </table:table-cell>
          <table:table-cell table:number-columns-repeated="16383"/>
        </table:table-row>
        <table:table-row table:style-name="ro1">
          <table:table-cell table:style-name="Default" table:formula="of:=CONCATENATE(&quot;roster_line([&quot;;COM.MICROSOFT.TEXTJOIN(&quot;,&quot;;0;[.A5:.BS5]);&quot;]).&quot;)" office:value-type="string" office:string-value="roster_line([mc,o,o,p,c,z,z,z,o,o,p,c,z,z,z,a,phnw,p,c,z,z,z,o,o,p,c,z,z,z,a,a,p,c,z,z,z,al,al,al,al,o,o,o,o,a,a,c,z,z,z,o,a,o,c,z,z,z,o,a,p,c,z,z,z,o,a,p,c,z,z,z])." calcext:value-type="string">
            <text:p>roster_line([mc,o,o,p,c,z,z,z,o,o,p,c,z,z,z,a,phnw,p,c,z,z,z,o,o,p,c,z,z,z,a,a,p,c,z,z,z,al,al,al,al,o,o,o,o,a,a,c,z,z,z,o,a,o,c,z,z,z,o,a,p,c,z,z,z,o,a,p,c,z,z,z]).</text:p>
          </table:table-cell>
          <table:table-cell table:number-columns-repeated="16383"/>
        </table:table-row>
        <table:table-row table:style-name="ro1">
          <table:table-cell table:style-name="Default" table:formula="of:=CONCATENATE(&quot;roster_line([&quot;;COM.MICROSOFT.TEXTJOIN(&quot;,&quot;;0;[.A6:.BS6]);&quot;]).&quot;)" office:value-type="string" office:string-value="roster_line([sd,o,c,i,o,z,z,z,c,s,o,p,z,z,z,s,phnw,o,al,z,z,z,p,c,al,al,z,z,z,c,c,c,p,z,z,z,c,c,c,o,z,z,z,c,c,c,p,z,z,z,c,c,c,p,z,z,z,a,c,i,p,z,z,z,a,c,a,p,z,z,z])." calcext:value-type="string">
            <text:p>roster_line([sd,o,c,i,o,z,z,z,c,s,o,p,z,z,z,s,phnw,o,al,z,z,z,p,c,al,al,z,z,z,c,c,c,p,z,z,z,c,c,c,o,z,z,z,c,c,c,p,z,z,z,c,c,c,p,z,z,z,a,c,i,p,z,z,z,a,c,a,p,z,z,z]).</text:p>
          </table:table-cell>
          <table:table-cell table:number-columns-repeated="16383"/>
        </table:table-row>
        <table:table-row table:style-name="ro1">
          <table:table-cell table:style-name="Default" table:formula="of:=CONCATENATE(&quot;roster_line([&quot;;COM.MICROSOFT.TEXTJOIN(&quot;,&quot;;0;[.A7:.BS7]);&quot;]).&quot;)" office:value-type="string" office:string-value="roster_line([ml,o,o,al,a,z,z,z,o,o,al,a,z,z,z,o,o,al,s,z,z,z,o,o,al,a,z,z,z,o,o,s,a,z,z,z,o,o,a,a,z,z,z,o,o,a,a,z,z,z,o,o,a,s,z,z,z,o,o,al,a,z,z,z,o,o,a,a,z,z,z])." calcext:value-type="string">
            <text:p>roster_line([ml,o,o,al,a,z,z,z,o,o,al,a,z,z,z,o,o,al,s,z,z,z,o,o,al,a,z,z,z,o,o,s,a,z,z,z,o,o,a,a,z,z,z,o,o,a,a,z,z,z,o,o,a,s,z,z,z,o,o,al,a,z,z,z,o,o,a,a,z,z,z]).</text:p>
          </table:table-cell>
          <table:table-cell table:number-columns-repeated="16383"/>
        </table:table-row>
        <table:table-row table:style-name="ro1">
          <table:table-cell table:style-name="Default" table:formula="of:=CONCATENATE(&quot;roster_line([&quot;;COM.MICROSOFT.TEXTJOIN(&quot;,&quot;;0;[.A8:.BS8]);&quot;]).&quot;)" office:value-type="string" office:string-value="roster_line([hl,a,i,c,p,z,z,z,al,al,al,al,z,z,z,al,al,al,p,z,z,z,o,o,c,p,z,z,z,s,i,c,p,z,z,z,sab,sab,sab,sab,z,z,z,sab,sab,sab,sab,z,z,z,sab,sab,sab,sab,z,z,z,sab,sab,sab,sab,z,z,z,sab,sab,sab,sab,z,z,z])." calcext:value-type="string">
            <text:p>roster_line([hl,a,i,c,p,z,z,z,al,al,al,al,z,z,z,al,al,al,p,z,z,z,o,o,c,p,z,z,z,s,i,c,p,z,z,z,sab,sab,sab,sab,z,z,z,sab,sab,sab,sab,z,z,z,sab,sab,sab,sab,z,z,z,sab,sab,sab,sab,z,z,z,sab,sab,sab,sab,z,z,z]).</text:p>
          </table:table-cell>
          <table:table-cell table:number-columns-repeated="16383"/>
        </table:table-row>
        <table:table-row table:style-name="ro1">
          <table:table-cell table:style-name="Default" table:formula="of:=CONCATENATE(&quot;roster_line([&quot;;COM.MICROSOFT.TEXTJOIN(&quot;,&quot;;0;[.A9:.BS9]);&quot;]).&quot;)" office:value-type="string" office:string-value="roster_line([dl,c,p,c,o,z,z,z,c,p,c,o,z,z,z,phnw,p,c,c,z,z,z,al,al,al,al,z,z,z,o,o,c,i,z,z,z,a,a,c,o,z,z,z,al,al,al,al,z,z,z,o,p,c,o,z,z,z,s,p,c,o,z,z,z,o,p,c,o,z,z,z])." calcext:value-type="string">
            <text:p>roster_line([dl,c,p,c,o,z,z,z,c,p,c,o,z,z,z,phnw,p,c,c,z,z,z,al,al,al,al,z,z,z,o,o,c,i,z,z,z,a,a,c,o,z,z,z,al,al,al,al,z,z,z,o,p,c,o,z,z,z,s,p,c,o,z,z,z,o,p,c,o,z,z,z]).</text:p>
          </table:table-cell>
          <table:table-cell table:number-columns-repeated="16383"/>
        </table:table-row>
        <table:table-row table:style-name="ro1">
          <table:table-cell table:style-name="Default" table:formula="of:=CONCATENATE(&quot;roster_line([&quot;;COM.MICROSOFT.TEXTJOIN(&quot;,&quot;;0;[.A10:.BS10]);&quot;]).&quot;)" office:value-type="string" office:string-value="roster_line([rm,s,p,c,o,z,z,z,al,al,al,al,z,z,z,o,o,c,a,z,z,z,s,p,c,o,z,z,z,o,a,c,o,z,z,z,o,p,c,i,z,z,z,a,p,c,s,z,z,z,al,al,al,al,z,z,z,al,al,al,al,z,z,z,o,p,c,o,z,z,z])." calcext:value-type="string">
            <text:p>roster_line([rm,s,p,c,o,z,z,z,al,al,al,al,z,z,z,o,o,c,a,z,z,z,s,p,c,o,z,z,z,o,a,c,o,z,z,z,o,p,c,i,z,z,z,a,p,c,s,z,z,z,al,al,al,al,z,z,z,al,al,al,al,z,z,z,o,p,c,o,z,z,z]).</text:p>
          </table:table-cell>
          <table:table-cell table:number-columns-repeated="16383"/>
        </table:table-row>
        <table:table-row table:style-name="ro1">
          <table:table-cell table:style-name="Default" table:formula="of:=CONCATENATE(&quot;roster_line([&quot;;COM.MICROSOFT.TEXTJOIN(&quot;,&quot;;0;[.A11:.BS11]);&quot;]).&quot;)" office:value-type="string" office:string-value="roster_line([gn,p,o,p,c,z,z,z,p,o,p,c,z,z,z,p,o,p,c,z,z,z,p,o,p,c,z,z,z,p,o,p,c,z,z,z,p,o,p,c,z,z,z,p,o,p,c,z,z,z,p,o,p,c,z,z,z,p,o,p,c,z,z,z,p,o,p,c,z,z,z])." calcext:value-type="string">
            <text:p>roster_line([gn,p,o,p,c,z,z,z,p,o,p,c,z,z,z,p,o,p,c,z,z,z,p,o,p,c,z,z,z,p,o,p,c,z,z,z,p,o,p,c,z,z,z,p,o,p,c,z,z,z,p,o,p,c,z,z,z,p,o,p,c,z,z,z,p,o,p,c,z,z,z]).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number-columns-repeated="6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5"/>
          <table:table-cell table:style-name="ce3" table:number-columns-repeated="2"/>
          <table:table-cell table:number-columns-repeated="1631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| DB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al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| C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cl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cl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cl</text:p>
          </table:table-cell>
          <table:table-cell table:number-columns-repeated="5" office:value-type="string" calcext:value-type="string">
            <text:p>o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| M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n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al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| S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n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| M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| H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sab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sa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sa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sa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sa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| D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n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| R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a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number-columns-repeated="16313"/>
        </table:table-row>
        <table:table-row table:style-name="ro1">
          <table:table-cell office:value-type="string" calcext:value-type="string">
            <text:p>| G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1631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9T13:31:42.836139600</meta:creation-date>
    <dc:date>2025-07-20T22:07:33.400427700</dc:date>
    <meta:editing-duration>PT58M28S</meta:editing-duration>
    <meta:editing-cycles>2</meta:editing-cycles>
    <meta:generator>LibreOffice/25.2.4.3$Windows_X86_64 LibreOffice_project/33e196637044ead23f5c3226cde09b47731f7e27</meta:generator>
    <meta:document-statistic meta:table-count="1" meta:cell-count="1501" meta:object-count="0"/>
    <meta:user-defined meta:name=""/>
    <meta:user-defined meta:name="qrichtext">1</meta:user-defined>
  </office:meta>
</office:document-meta>
</file>